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sample home page located in the /home directory.</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Sample homepag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Sample homepag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Sample homepage</dc:title>
    <meta:initial-creator>Daniel de Byl</meta:initial-creator>
    <meta:creation-date>2007-02-05T13:22:46</meta:creation-date>
    <dc:creator>Daniel de Byl</dc:creator>
    <dc:date>2007-03-12T16:59:52</dc:date>
    <dc:language>en-US</dc:language>
    <meta:editing-cycles>6</meta:editing-cycles>
    <meta:editing-duration>PT18M46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3" meta:word-count="11" meta:character-count="19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